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un #</text:p>
          </table:table-cell>
          <table:table-cell/>
          <table:table-cell office:value-type="string" calcext:value-type="string">
            <text:p>Bp1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Bp(DA1)</text:p>
          </table:table-cell>
          <table:table-cell office:value-type="string" calcext:value-type="string">
            <text:p>Bp(DA2)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+-0.3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2.4012" calcext:value-type="float">
            <text:p>2.4012</text:p>
          </table:table-cell>
          <table:table-cell office:value-type="float" office:value="2.4333" calcext:value-type="float">
            <text:p>2.4333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  <table:table-cell office:value-type="string" calcext:value-type="string">
            <text:p><text:a xlink:href="mailto:Slower@700um" xlink:type="simple">Slower@700um</text:a>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  <table:table-cell office:value-type="string" calcext:value-type="string">
            <text:p>for TOF D4_D6_CATS measurement. Value changed from 100ns to 500 ns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  <table:table-cell office:value-type="string" calcext:value-type="string">
            <text:p>slower removed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  <table:table-cell office:value-type="string" calcext:value-type="string">
            <text:p>CHIO added and tuned 200mbar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  <table:table-cell office:value-type="string" calcext:value-type="string">
            <text:p>+- 0.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2.5107" calcext:value-type="float">
            <text:p>2.5107</text:p>
          </table:table-cell>
          <table:table-cell table:number-columns-repeated="4"/>
          <table:table-cell office:value-type="string" calcext:value-type="string">
            <text:p>7 -13.7mm</text:p>
          </table:table-cell>
          <table:table-cell table:number-columns-repeated="3"/>
          <table:table-cell office:value-type="string" calcext:value-type="string">
            <text:p>Cible @ 20<text:span text:style-name="T1">o </text:span><text:span text:style-name="T2">=&gt; 570.92 um</text:span>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2.5024" calcext:value-type="float">
            <text:p>2.5024</text:p>
          </table:table-cell>
          <table:table-cell office:value-type="float" office:value="2.5148" calcext:value-type="float">
            <text:p>2.5148</text:p>
          </table:table-cell>
          <table:table-cell office:value-type="float" office:value="2.5124" calcext:value-type="float">
            <text:p>2.5124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2.5104" calcext:value-type="float">
            <text:p>2.5104</text:p>
          </table:table-cell>
          <table:table-cell table:number-columns-repeated="4"/>
          <table:table-cell office:value-type="string" calcext:value-type="string">
            <text:p>-2 <text:s text:c="3"/>14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2.5126" calcext:value-type="float">
            <text:p>2.5126</text:p>
          </table:table-cell>
          <table:table-cell/>
          <table:table-cell office:value-type="float" office:value="2.5084" calcext:value-type="float">
            <text:p>2.5084</text:p>
          </table:table-cell>
          <table:table-cell/>
          <table:table-cell office:value-type="string" calcext:value-type="string">
            <text:p>“+4 <text:s text:c="3"/>+13”</text:p>
          </table:table-cell>
          <table:table-cell office:value-type="string" calcext:value-type="string">
            <text:p>+- 15</text:p>
          </table:table-cell>
          <table:table-cell office:value-type="string" calcext:value-type="string">
            <text:p>-13 <text:s text:c="3"/>2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2.5103" calcext:value-type="float">
            <text:p>2.5103</text:p>
          </table:table-cell>
          <table:table-cell office:value-type="float" office:value="2.1687" calcext:value-type="float">
            <text:p>2.1687</text:p>
          </table:table-cell>
          <table:table-cell/>
          <table:table-cell office:value-type="float" office:value="2.1653" calcext:value-type="float">
            <text:p>2.1653</text:p>
          </table:table-cell>
          <table:table-cell office:value-type="float" office:value="2.1963" calcext:value-type="float">
            <text:p>2.1963</text:p>
          </table:table-cell>
          <table:table-cell office:value-type="string" calcext:value-type="string">
            <text:p>4 <text:s text:c="3"/>13</text:p>
          </table:table-cell>
          <table:table-cell office:value-type="string" calcext:value-type="string">
            <text:p>+- 15</text:p>
          </table:table-cell>
          <table:table-cell table:number-columns-repeated="2"/>
          <table:table-cell office:value-type="string" calcext:value-type="string">
            <text:p>settings with wedge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6"/>
          <table:table-cell office:value-type="string" calcext:value-type="string">
            <text:p>3 <text:s text:c="3"/>13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office:value-type="string" calcext:value-type="string">
            <text:p>-17 <text:s text:c="5"/>2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  <table:table-cell table:style-name="ce2" office:value-type="string" calcext:value-type="string">
            <text:p>TAC_CATS_HF 100ns </text:p>
          </table:table-cell>
          <table:table-cell table:style-name="ce2"/>
          <table:table-cell office:value-type="string" calcext:value-type="string">
            <text:p>(I hope I understand the handwriting correctly)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  <table:table-cell office:value-type="string" calcext:value-type="string">
            <text:p>3 <text:s text:c="3"/>13</text:p>
          </table:table-cell>
          <table:table-cell office:value-type="string" calcext:value-type="string">
            <text:p>-17 <text:s text:c="4"/>5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70% 68Ni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  <table:table-cell office:value-type="string" calcext:value-type="string">
            <text:p>94% 68Ni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  <table:table-cell office:value-type="float" office:value="2.1359" calcext:value-type="float">
            <text:p>2.1359</text:p>
          </table:table-cell>
          <table:table-cell office:value-type="float" office:value="2.1732" calcext:value-type="float">
            <text:p>2.173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3.5 <text:s text:c="3"/>14</text:p>
          </table:table-cell>
          <table:table-cell office:value-type="string" calcext:value-type="string">
            <text:p>“-25.1 <text:s text:c="5"/>-1”</text:p>
          </table:table-cell>
          <table:table-cell table:number-columns-repeated="2"/>
          <table:table-cell office:value-type="string" calcext:value-type="string">
            <text:p>67:68Ni ratio changed to 2%</text:p>
          </table:table-cell>
          <table:table-cell table:number-columns-repeated="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22:28.388762209</meta:creation-date>
    <dc:date>2025-04-05T18:44:01.636918569</dc:date>
    <meta:editing-duration>PT18M38S</meta:editing-duration>
    <meta:editing-cycles>3</meta:editing-cycles>
    <meta:generator>LibreOffice/7.3.7.2$Linux_X86_64 LibreOffice_project/30$Build-2</meta:generator>
    <meta:document-statistic meta:table-count="1" meta:cell-count="77" meta:object-count="0"/>
  </office:meta>
</office:document-meta>
</file>